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text-properties officeooo:rsid="00140591" officeooo:paragraph-rsid="001496b5"/>
    </style:style>
    <style:style style:name="P2" style:family="paragraph" style:parent-style-name="Preformatted_20_Text">
      <style:text-properties officeooo:rsid="0015badf" officeooo:paragraph-rsid="0015badf"/>
    </style:style>
    <style:style style:name="P3" style:family="paragraph" style:parent-style-name="Preformatted_20_Text">
      <style:text-properties officeooo:rsid="0016f0b1" officeooo:paragraph-rsid="0016f0b1"/>
    </style:style>
    <style:style style:name="P4" style:family="paragraph" style:parent-style-name="Preformatted_20_Text">
      <style:text-properties fo:language="fr" fo:country="FR"/>
    </style:style>
    <style:style style:name="P5" style:family="paragraph" style:parent-style-name="Preformatted_20_Text">
      <style:text-properties fo:language="fr" fo:country="FR" officeooo:rsid="00140591"/>
    </style:style>
    <style:style style:name="P6" style:family="paragraph" style:parent-style-name="Preformatted_20_Text">
      <style:text-properties fo:language="fr" fo:country="FR" officeooo:rsid="00140591" officeooo:paragraph-rsid="001496b5"/>
    </style:style>
    <style:style style:name="P7" style:family="paragraph" style:parent-style-name="Preformatted_20_Text">
      <style:text-properties fo:language="fr" fo:country="FR" officeooo:rsid="001496b5" officeooo:paragraph-rsid="001496b5"/>
    </style:style>
    <style:style style:name="P8" style:family="paragraph" style:parent-style-name="Preformatted_20_Text">
      <style:text-properties fo:language="fr" fo:country="FR" officeooo:rsid="0015badf" officeooo:paragraph-rsid="0015badf"/>
    </style:style>
    <style:style style:name="P9" style:family="paragraph" style:parent-style-name="Preformatted_20_Text">
      <style:text-properties fo:language="fr" fo:country="FR" officeooo:rsid="0015c995" officeooo:paragraph-rsid="0015c995"/>
    </style:style>
    <style:style style:name="P10" style:family="paragraph" style:parent-style-name="Preformatted_20_Text">
      <style:text-properties fo:language="fr" fo:country="FR" officeooo:rsid="00187330" officeooo:paragraph-rsid="0016f0b1"/>
    </style:style>
    <style:style style:name="P11" style:family="paragraph" style:parent-style-name="Preformatted_20_Text">
      <style:text-properties fo:language="fr" fo:country="FR" officeooo:rsid="00193239" officeooo:paragraph-rsid="00193239"/>
    </style:style>
    <style:style style:name="P12" style:family="paragraph" style:parent-style-name="Preformatted_20_Text">
      <style:text-properties fo:language="fr" fo:country="FR" officeooo:rsid="001c722d" officeooo:paragraph-rsid="001c722d"/>
    </style:style>
    <style:style style:name="P13" style:family="paragraph" style:parent-style-name="Preformatted_20_Text">
      <style:text-properties officeooo:rsid="00193239" officeooo:paragraph-rsid="00193239"/>
    </style:style>
    <style:style style:name="P14" style:family="paragraph" style:parent-style-name="Preformatted_20_Text">
      <style:text-properties officeooo:rsid="00199c04" officeooo:paragraph-rsid="00199c04"/>
    </style:style>
    <style:style style:name="P15" style:family="paragraph" style:parent-style-name="Preformatted_20_Text">
      <style:text-properties officeooo:rsid="001b71b5" officeooo:paragraph-rsid="001b71b5"/>
    </style:style>
    <style:style style:name="P16" style:family="paragraph" style:parent-style-name="Preformatted_20_Text">
      <style:text-properties officeooo:rsid="001c722d" officeooo:paragraph-rsid="001c722d"/>
    </style:style>
    <style:style style:name="P17" style:family="paragraph" style:parent-style-name="Preformatted_20_Text">
      <style:text-properties officeooo:rsid="001ecffc" officeooo:paragraph-rsid="001ecffc"/>
    </style:style>
    <style:style style:name="P18" style:family="paragraph" style:parent-style-name="Preformatted_20_Text">
      <style:text-properties officeooo:rsid="0020247d" officeooo:paragraph-rsid="0020247d"/>
    </style:style>
    <style:style style:name="T1" style:family="text">
      <style:text-properties fo:language="fr" fo:country="FR"/>
    </style:style>
    <style:style style:name="T2" style:family="text">
      <style:text-properties fo:language="fr" fo:country="FR" officeooo:rsid="00140591"/>
    </style:style>
    <style:style style:name="T3" style:family="text">
      <style:text-properties fo:language="fr" fo:country="FR" officeooo:rsid="001496b5"/>
    </style:style>
    <style:style style:name="T4" style:family="text">
      <style:text-properties fo:language="fr" fo:country="FR" officeooo:rsid="00187330"/>
    </style:style>
    <style:style style:name="T5" style:family="text">
      <style:text-properties fo:language="fr" fo:country="FR" officeooo:rsid="001df8e8"/>
    </style:style>
    <style:style style:name="T6" style:family="text">
      <style:text-properties officeooo:rsid="001df8e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reformatted_20_Text">Guide rapide ESLint + VsCode ESLint " on save"</text:p>
      <text:p text:style-name="Preformatted_20_Text"/>
      <text:p text:style-name="Preformatted_20_Text">Salut ą toutes et ą tous!<text:bookmark text:name="tw-target-text"/><text:span text:style-name="T1">Aujourd'hui, je vais </text:span><text:span text:style-name="T2">vous </text:span><text:span text:style-name="T1">parler de quelque chose qui </text:span><text:span text:style-name="T2">m’</text:span><text:span text:style-name="T1">a rendu </text:span><text:span text:style-name="T2">l</text:span><text:span text:style-name="T1">a vie beaucoup, beaucoup plus facile : </text:span><text:span text:style-name="T2">ESLint.</text:span></text:p>
      <text:p text:style-name="P5"/>
      <text:p text:style-name="P6">Note : Les plupart des choses sur lesquelles je vais parler viennent d’explication de Colt Steele sur ESLint. Colt est bon, cold et drôle, Colt est un trésor. Si vous aimez regarder en lieu de lire, vous pouvez trouver sa vidéo ici : https://www.youtube.com/watch?v=mfGkKlMDfwQ&amp;ab_channel=ColtSteele , je vais juste donner une info supplementaire : Commen configurer VsCode ESLint lors de save. </text:p>
      <text:p text:style-name="P6"/>
      <text:p text:style-name="P12">Note2 : Vous voyez c’est « on save » dans le titre ? Je ne sais pas comment traduire « on save » au français. On dit comment ? « lors de la sauvegarder <text:span text:style-name="T6">ou l’enregistrement »</text:span> ou qqch comme ça ? Si quelqu’un/e peut me dire la traduction correcte, ce sera hyper cool:)</text:p>
      <text:p text:style-name="P7"/>
      <text:p text:style-name="P7">###C’est quoi ESLint ?</text:p>
      <text:p text:style-name="P1"><text:span text:style-name="T3">Le wiki dit que « ESLint est un outil d’analyse de code statique pour identifier les modèles problématiques toruvés dans le code JavaScript. Il a été créé par Nicholas C. Zakas en 2013. »(merci Nicholas!) et je crois que cet explication est tout ą fait suffisante. Mais penser ą ce que fait réellement ESLint, en action, mec, c’st plutòt cool. Dites comme on a déclaré une fonction mais ne l’avez jamais utilisé », BOOM ! ESLint donen une erreyr et nous indique à cette direction. Ou l’on a écrit une « arrow » fonction (fonction de flèche? On dit comment ça?)</text:span><text:span text:style-name="T1"> </text:span><text:span text:style-name="T3">d’une manière très, très moche, illisible (parce que t’es un débutant et c’est tout à fait normal, je te parle Murat, je te parle) et que fait ESLint ? BAM ! Cela embellit le code.</text:span></text:p>
      <text:p text:style-name="P7"/>
      <text:p text:style-name="P2"><text:span text:style-name="T3">S</text:span><text:span text:style-name="T1">i je peux parler d’expérience personnelle, je vois ESLint dans de nombreaux endroits depuis toujours. Même en ce qui concerne les exigences de l’emploi, et je pensais que c’était peut-être une fonctionnalité effrayante comme Webpack et peut-être j’aurais besoin de plus de temps pour en comprendre, il faut que j’attends etc. Procrastionation classique. Je te le dis mec, ESLint est génial, super fonctionnel et hyper facile ! Alors, on va voir comment peut-on l’utiliser !</text:span></text:p>
      <text:p text:style-name="P8"/>
      <text:p text:style-name="P9">###Installation d’ESLint</text:p>
      <text:p text:style-name="P9"/>
      <text:p text:style-name="P9">Je suppose que l’On a un dossier sur lequel on travaille, comme un project ou quelque truc omme ça. Okay, on va dans ce dossier et exécute `npm init -y` dans le terminal (pour Linux, les utilisateurs de npm évidemment) si l’on ne l’a pas encore fait. On sait maintenant que l’on a un fichier package.json.</text:p>
      <text:p text:style-name="P9"/>
      <text:p text:style-name="P3"><text:span text:style-name="T1">Puis on lance `npm install eslint –save-dev` dans le terminal. On a maintenant npm_modules et un fichier package.lock.json. Alors, on doit maintenant lancer ESLint dans son dossier. On écris `npx eslint –init` dans le terminal. Maintenant, on sera invité à répondre à </text:span><text:span text:style-name="T4">diverses questions telles que « Commen aimeriez-vous utiliser ESLint ? » ou « Quel guide de style voulez-vous suivre ? », je pense que cette partie et assez explicite et dépend de choix personnels, donc je ne parle pas d’eux. On choisit simplement ce que se convient.</text:span></text:p>
      <text:p text:style-name="P10"/>
      <text:p text:style-name="P13"><text:span text:style-name="T4">#</text:span><text:span text:style-name="T1">##Cofiguration d’ESLint</text:span></text:p>
      <text:p text:style-name="P13"><text:span text:style-name="T1"/></text:p>
      <text:p text:style-name="P14"><text:span text:style-name="T1">Après avoir répondu à toutes les questions, on va aller au fichier package.json et là-bas, on va trouver le clé « scripts » qui ressemble à ceci :</text:span></text:p>
      <text:p text:style-name="P14"><text:span text:style-name="T1"/></text:p>
      <text:p text:style-name="P14"><text:span text:style-name="T1">```</text:span></text:p>
      <text:p text:style-name="P14"><text:span text:style-name="T1">"scripts": {</text:span></text:p>
      <text:p text:style-name="P14"><text:span text:style-name="T1"><text:s text:c="4"/>"test": "echo \"Error: no test specified\" &amp;&amp; exit 1",</text:span></text:p>
      <text:p text:style-name="P14"><text:span text:style-name="T1"><text:s text:c="4"/>}``</text:span></text:p>
      <text:p text:style-name="P14"><text:span text:style-name="T1"/></text:p>
      <text:p text:style-name="P14"><text:span text:style-name="T1">Là, on va ajouter le code suivant : `"Lint": "npx eslint tonFichier.js"`. Mais </text:span><text:soft-page-break/><text:span text:style-name="T1">bien sûr, ici `tonFichier.js` est le fichier Javascript dans lequel on souhaite utiliser ESLint, donc on va changer ce nom selon ça. Le résultat devrait être quelque truc comme ça :</text:span></text:p>
      <text:p text:style-name="P14"><text:span text:style-name="T1"/></text:p>
      <text:p text:style-name="P14"><text:span text:style-name="T1">```</text:span></text:p>
      <text:p text:style-name="P14"><text:span text:style-name="T1"><text:s text:c="4"/>"scripts": {</text:span></text:p>
      <text:p text:style-name="P14"><text:span text:style-name="T1"><text:s text:c="4"/>"test": "echo \"Error: no test specified\" &amp;&amp; exit 1",</text:span></text:p>
      <text:p text:style-name="P14"><text:span text:style-name="T1"><text:s text:c="4"/>"lint": "npx eslint app.js"</text:span></text:p>
      <text:p text:style-name="P14"><text:span text:style-name="T1"><text:s text:c="2"/>},```</text:span></text:p>
      <text:p text:style-name="P14"><text:span text:style-name="T1"/></text:p>
      <text:p text:style-name="P15"><text:span text:style-name="T1">Ça y est ! Juste pour essayer, on peut ajouter du mauvais code et l’exécuter `npm run lint` dans le terminal, on verra tous les commentaires sur le terminal. Mais, si l’on penserait que ce n’est pas ni bon ni efficace, et l’on voudrait voir les erreur sur l’éditeur texte, on va faire quoi ? Eh, il y a une extension pour ça:) </text:span></text:p>
      <text:p text:style-name="P15"><text:span text:style-name="T1"/></text:p>
      <text:p text:style-name="P15"><text:span text:style-name="T1">###ESLint avec VsCode</text:span></text:p>
      <text:p text:style-name="P15"><text:span text:style-name="T1"/></text:p>
      <text:p text:style-name="P15"><text:span text:style-name="T1">On sait comment ajouter des extensions à VsCode, n’est-ce pas ? Si non, une recherche rapide sur Google clarifierait tous les nuages dans son esprit en un rien de temps. Il y a donc cette extension ESLint dans VsCode, apr Dirk Baeumer, on va l’installer et c’est tout.</text:span></text:p>
      <text:p text:style-name="P15"><text:span text:style-name="T1"/></text:p>
      <text:p text:style-name="P16"><text:span text:style-name="T1">###</text:span><text:span text:style-name="T5">ESLint on save</text:span></text:p>
      <text:p text:style-name="P16"><text:span text:style-name="T5"/></text:p>
      <text:p text:style-name="P17"><text:span text:style-name="T5">D</text:span><text:span text:style-name="T1">onc, je voulais utiliser ESLint on save avec VsCode, mais j’ai rencontré des erreurs. Et il ya plein des informations obsolètes dans le web. Ce que je vais parler sur fonctionne bien maintenant (28/07/2021).</text:span></text:p>
      <text:p text:style-name="P17"><text:span text:style-name="T1"/></text:p>
      <text:p text:style-name="P18"><text:span text:style-name="T1">Sur VsCode, on va aller à `preferences-settings-extensions-eslint` (on peut rechercher ESLint une fois on est à « settings » main il faut qu’on clique sur `Workspace` car c’est là qu’on va changer les paramètres) et là, sur le en haut à droite de la page, on va voir unce icône, et si l’on passe la souris dessus, elle indiquera `Open Settings (JSON)` . Cela nous mènera à un fichier nommé `workspace.json` . Là, on va ajouter ce qui suit aux `settings` . Le résultat sera resssemble ça :</text:span></text:p>
      <text:p text:style-name="P18"><text:span text:style-name="T1"/></text:p>
      <text:p text:style-name="P18"><text:span text:style-name="T1"><text:s text:c="2"/>```</text:span></text:p>
      <text:p text:style-name="P18"><text:span text:style-name="T1"><text:s text:c="2"/>"settings": {</text:span></text:p>
      <text:p text:style-name="P18"><text:span text:style-name="T1"><text:tab/><text:tab/>"editor.codeActionsOnSave": {</text:span></text:p>
      <text:p text:style-name="P18"><text:span text:style-name="T1"><text:tab/><text:tab/><text:tab/>"source.fixAll.eslint": true</text:span></text:p>
      <text:p text:style-name="P18"><text:span text:style-name="T1"><text:tab/><text:tab/> <text:s/>}</text:span></text:p>
      <text:p text:style-name="P18"><text:span text:style-name="T1"><text:tab/>}``</text:span></text:p>
      <text:p text:style-name="P18"><text:span text:style-name="T1"/></text:p>
      <text:p text:style-name="P18"><text:span text:style-name="T1">Et voilà ! Désormais, chaque fois qu l’on enregistre son code, ESLint s’exécutera et fera sa magie.</text:span></text:p>
      <text:p text:style-name="P18"><text:span text:style-name="T1"/></text:p>
      <text:p text:style-name="P18"><text:span text:style-name="T1">Bon coding !</text:span></text:p>
      <text:p text:style-name="P11"/>
      <text:p text:style-name="P11"/>
      <text:p text:style-name="P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1-03-28T23:27:24.033918744</dc:date>
    <meta:editing-duration>PT1H14S</meta:editing-duration>
    <meta:editing-cycles>14</meta:editing-cycles>
    <meta:generator>LibreOffice/6.4.6.2$Linux_X86_64 LibreOffice_project/40$Build-2</meta:generator>
    <meta:document-statistic meta:table-count="0" meta:image-count="0" meta:object-count="0" meta:page-count="2" meta:paragraph-count="36" meta:word-count="881" meta:character-count="5099" meta:non-whitespace-character-count="4216"/>
  </office:meta>
</office:document-meta>
</file>